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cm" table:align="margins" style:writing-mode="page"/>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cccc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rlito" officeooo:rsid="0014749e" officeooo:paragraph-rsid="00202734"/>
    </style:style>
    <style:style style:name="P2" style:family="paragraph" style:parent-style-name="Standard">
      <style:text-properties style:font-name="Carlito" officeooo:rsid="0014749e" officeooo:paragraph-rsid="0014749e"/>
    </style:style>
    <style:style style:name="P3" style:family="paragraph" style:parent-style-name="Standard">
      <style:paragraph-properties fo:text-align="center" style:justify-single-word="false"/>
      <style:text-properties style:font-name="Carlito" fo:font-size="14pt" fo:font-weight="bold" officeooo:rsid="0014749e" officeooo:paragraph-rsid="0014749e" style:font-size-asian="12.25pt" style:font-weight-asian="bold" style:font-size-complex="14pt" style:font-weight-complex="bold"/>
    </style:style>
    <style:style style:name="P4"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fo:font-size="12pt" fo:font-weight="normal" officeooo:paragraph-rsid="0014749e"/>
    </style:style>
    <style:style style:name="P5"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fo:font-weight="normal" officeooo:rsid="0014749e" officeooo:paragraph-rsid="0014749e" style:font-size-asian="12pt" style:font-weight-asian="normal" style:font-size-complex="12pt" style:font-weight-complex="normal"/>
    </style:style>
    <style:style style:name="P6"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fo:font-weight="normal" officeooo:paragraph-rsid="0014749e"/>
    </style:style>
    <style:style style:name="P7"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officeooo:paragraph-rsid="0024e407" style:font-size-asian="12pt" style:font-size-complex="12pt"/>
    </style:style>
    <style:style style:name="P8"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officeooo:rsid="00273f53" officeooo:paragraph-rsid="00273f53" style:font-size-asian="12pt" style:font-size-complex="12pt"/>
    </style:style>
    <style:style style:name="P9"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officeooo:rsid="00292310" officeooo:paragraph-rsid="00292310" style:font-size-asian="12pt" style:font-size-complex="12pt"/>
    </style:style>
    <style:style style:name="P10"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officeooo:paragraph-rsid="00360b73"/>
    </style:style>
    <style:style style:name="P11"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style:font-name="Carlito" fo:font-size="12pt" officeooo:rsid="002ba2d1" officeooo:paragraph-rsid="002ba2d1"/>
    </style:style>
    <style:style style:name="P12"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officeooo:paragraph-rsid="0016d2be"/>
    </style:style>
    <style:style style:name="P13"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officeooo:paragraph-rsid="00232135"/>
    </style:style>
    <style:style style:name="P14"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officeooo:paragraph-rsid="001d7a40"/>
    </style:style>
    <style:style style:name="P15"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officeooo:rsid="001add56" officeooo:paragraph-rsid="001add56"/>
    </style:style>
    <style:style style:name="P16"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rsid="001add56" officeooo:paragraph-rsid="001add56" style:font-size-asian="12pt" style:font-weight-asian="normal" style:font-size-complex="12pt" style:font-weight-complex="normal"/>
    </style:style>
    <style:style style:name="P17"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officeooo:rsid="002dc206" officeooo:paragraph-rsid="002dc206"/>
    </style:style>
    <style:style style:name="P18" style:family="paragraph" style:parent-style-name="Table_20_Contents">
      <style:paragraph-properties fo:text-align="justify" style:justify-single-word="false"/>
    </style:style>
    <style:style style:name="P19" style:family="paragraph" style:parent-style-name="Standard">
      <style:paragraph-properties fo:margin-left="0cm" fo:margin-right="0cm" fo:margin-top="0cm" fo:margin-bottom="0.199cm" loext:contextual-spacing="false"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rsid="002fa909" officeooo:paragraph-rsid="002fa909" style:font-size-asian="12pt" style:font-weight-asian="normal" style:font-size-complex="12pt" style:font-weight-complex="normal"/>
    </style:style>
    <style:style style:name="P20" style:family="paragraph" style:parent-style-name="Standard" style:list-style-name="L1" style:master-page-name="">
      <loext:graphic-properties draw:fill="none"/>
      <style:paragraph-properties fo:margin-left="2.799cm" fo:margin-right="0cm" fo:margin-top="0cm" fo:margin-bottom="0.199cm" loext:contextual-spacing="false" fo:text-align="justify" style:justify-single-word="false" fo:text-indent="0cm" style:auto-text-indent="true" style:page-number="auto" fo:background-color="transparent" style:writing-mode="page"/>
      <style:text-properties officeooo:rsid="002fa909" officeooo:paragraph-rsid="002fa909"/>
    </style:style>
    <style:style style:name="P21" style:family="paragraph" style:parent-style-name="Standard" style:list-style-name="L1">
      <loext:graphic-properties draw:fill="none"/>
      <style:paragraph-properties fo:margin-left="2.799cm" fo:margin-right="0cm" fo:margin-top="0cm" fo:margin-bottom="0.199cm" loext:contextual-spacing="false" fo:text-align="justify" style:justify-single-word="false" fo:text-indent="0cm" style:auto-text-indent="true" fo:background-color="transparent" style:writing-mode="page"/>
      <style:text-properties officeooo:rsid="002fa909" officeooo:paragraph-rsid="002fa909"/>
    </style:style>
    <style:style style:name="P22" style:family="paragraph" style:parent-style-name="Table_20_Contents">
      <style:paragraph-properties fo:text-align="justify" style:justify-single-word="false"/>
      <style:text-properties style:use-window-font-color="true" style:font-name="Carlito" fo:font-size="12pt" fo:font-weight="bold" officeooo:rsid="00273f53" officeooo:paragraph-rsid="00273f53" fo:background-color="transparent" style:font-size-asian="12pt" style:font-weight-asian="bold" style:font-size-complex="12pt" style:font-weight-complex="bold"/>
    </style:style>
    <style:style style:name="P23" style:family="paragraph" style:parent-style-name="Table_20_Contents">
      <style:paragraph-properties fo:text-align="justify" style:justify-single-word="false"/>
      <style:text-properties style:use-window-font-color="true" style:font-name="Carlito" fo:font-size="12pt" officeooo:rsid="0028c44c" officeooo:paragraph-rsid="0028c44c" style:font-size-asian="12pt" style:font-size-complex="12pt"/>
    </style:style>
    <style:style style:name="P24" style:family="paragraph" style:parent-style-name="Table_20_Contents">
      <style:paragraph-properties fo:text-align="justify" style:justify-single-word="false"/>
      <style:text-properties fo:font-variant="normal" fo:text-transform="none" style:use-window-font-color="true" style:font-name="Carlito" fo:font-size="12pt" fo:letter-spacing="normal" fo:font-style="normal" fo:font-weight="normal" style:font-size-asian="12pt" style:font-size-complex="12pt"/>
    </style:style>
    <style:style style:name="P25" style:family="paragraph" style:parent-style-name="Table_20_Contents">
      <style:paragraph-properties fo:text-align="justify" style:justify-single-word="false"/>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T1" style:family="text">
      <style:text-properties officeooo:rsid="00202734"/>
    </style:style>
    <style:style style:name="T2" style:family="text">
      <style:text-properties fo:font-variant="normal" fo:text-transform="none" style:use-window-font-color="true" fo:letter-spacing="normal" fo:font-style="normal" officeooo:rsid="0014749e" style:font-size-asian="12pt" style:font-weight-asian="normal" style:font-size-complex="12pt" style:font-weight-complex="normal"/>
    </style:style>
    <style:style style:name="T3" style:family="text">
      <style:text-properties fo:font-variant="normal" fo:text-transform="none" style:use-window-font-color="true" fo:letter-spacing="normal" fo:font-style="normal" style:font-size-asian="12pt" style:font-size-complex="12pt"/>
    </style:style>
    <style:style style:name="T4" style:family="text">
      <style:text-properties fo:font-variant="normal" fo:text-transform="none" style:use-window-font-color="true" fo:letter-spacing="normal" fo:font-style="normal" fo:font-weight="bold" officeooo:rsid="0014749e" style:font-size-asian="12pt" style:font-weight-asian="bold" style:font-size-complex="12pt" style:font-weight-complex="bold"/>
    </style:style>
    <style:style style:name="T5" style:family="text">
      <style:text-properties fo:font-variant="normal" fo:text-transform="none" style:use-window-font-color="true" fo:letter-spacing="normal" fo:font-style="normal" fo:font-weight="bold" officeooo:rsid="002c5c51" style:font-size-asian="12pt" style:font-weight-asian="bold" style:font-size-complex="12pt" style:font-weight-complex="bold"/>
    </style:style>
    <style:style style:name="T6" style:family="text">
      <style:text-properties fo:font-variant="normal" fo:text-transform="none" style:use-window-font-color="true" style:font-name="Carlito" fo:letter-spacing="normal" fo:font-style="normal" officeooo:rsid="0014749e" style:font-size-asian="12pt" style:font-weight-asian="normal" style:font-size-complex="12pt" style:font-weight-complex="normal"/>
    </style:style>
    <style:style style:name="T7" style:family="text">
      <style:text-properties fo:font-variant="normal" fo:text-transform="none" style:use-window-font-color="true" style:font-name="Carlito" fo:letter-spacing="normal" fo:font-style="normal" officeooo:rsid="0016d2be" style:font-size-asian="12pt" style:font-weight-asian="normal" style:font-size-complex="12pt" style:font-weight-complex="normal"/>
    </style:style>
    <style:style style:name="T8" style:family="text">
      <style:text-properties fo:font-variant="normal" fo:text-transform="none" style:use-window-font-color="true" style:font-name="Carlito" fo:letter-spacing="normal" fo:font-style="normal" fo:font-weight="normal" officeooo:rsid="0014749e" style:font-size-asian="12pt" style:font-weight-asian="normal" style:font-size-complex="12pt" style:font-weight-complex="normal" loext:padding="0cm" loext:border="none"/>
    </style:style>
    <style:style style:name="T9" style:family="text">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style:use-window-font-color="true" style:font-name="Carlito" fo:font-size="12pt" fo:letter-spacing="normal" fo:font-style="normal" fo:font-weight="normal" officeooo:rsid="0016d2be" style:font-size-asian="12pt" style:font-weight-asian="normal" style:font-size-complex="12pt" style:font-weight-complex="normal"/>
    </style:style>
    <style:style style:name="T11" style:family="text">
      <style:text-properties fo:font-variant="normal" fo:text-transform="none" style:use-window-font-color="true" style:font-name="Carlito" fo:font-size="12pt" fo:letter-spacing="normal" fo:font-style="normal" fo:font-weight="normal" officeooo:rsid="001984fe" style:font-size-asian="12pt" style:font-weight-asian="normal" style:font-size-complex="12pt" style:font-weight-complex="normal"/>
    </style:style>
    <style:style style:name="T12" style:family="text">
      <style:text-properties fo:font-variant="normal" fo:text-transform="none" style:use-window-font-color="true" style:font-name="Carlito" fo:font-size="12pt" fo:letter-spacing="normal" fo:font-style="normal" fo:font-weight="normal" officeooo:rsid="0019fe4e" style:font-size-asian="12pt" style:font-weight-asian="normal" style:font-size-complex="12pt" style:font-weight-complex="normal"/>
    </style:style>
    <style:style style:name="T13" style:family="text">
      <style:text-properties fo:font-variant="normal" fo:text-transform="none" style:use-window-font-color="true" style:font-name="Carlito" fo:font-size="12pt" fo:letter-spacing="normal" fo:font-style="normal" fo:font-weight="normal" officeooo:rsid="0019fe4e" style:font-size-asian="12pt" style:font-weight-asian="normal" style:font-size-complex="12pt" style:font-weight-complex="normal" loext:padding="0cm" loext:border="none"/>
    </style:style>
    <style:style style:name="T14" style:family="text">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loext:padding="0cm" loext:border="none"/>
    </style:style>
    <style:style style:name="T15" style:family="text">
      <style:text-properties fo:font-variant="normal" fo:text-transform="none" style:use-window-font-color="true" style:font-name="Carlito" fo:font-size="12pt" fo:letter-spacing="normal" fo:font-style="normal" fo:font-weight="normal" officeooo:rsid="001bf69a" style:font-size-asian="12pt" style:font-weight-asian="normal" style:font-size-complex="12pt" style:font-weight-complex="normal"/>
    </style:style>
    <style:style style:name="T16" style:family="text">
      <style:text-properties fo:font-variant="normal" fo:text-transform="none" style:use-window-font-color="true" style:font-name="Carlito" fo:font-size="12pt" fo:letter-spacing="normal" fo:font-style="normal" fo:font-weight="normal" officeooo:rsid="001e367f" style:font-size-asian="12pt" style:font-weight-asian="normal" style:font-size-complex="12pt" style:font-weight-complex="normal"/>
    </style:style>
    <style:style style:name="T17" style:family="text">
      <style:text-properties fo:font-variant="normal" fo:text-transform="none" style:use-window-font-color="true" style:font-name="Carlito" fo:font-size="12pt" fo:letter-spacing="normal" fo:font-style="normal" fo:font-weight="normal" officeooo:rsid="001d7a40" style:font-size-asian="12pt" style:font-weight-asian="normal" style:font-size-complex="12pt" style:font-weight-complex="normal"/>
    </style:style>
    <style:style style:name="T18" style:family="text">
      <style:text-properties fo:font-variant="normal" fo:text-transform="none" style:use-window-font-color="true" style:font-name="Carlito" fo:font-size="12pt" fo:letter-spacing="normal" fo:font-style="normal" fo:font-weight="normal" officeooo:rsid="002c5c51" style:font-size-asian="12pt" style:font-weight-asian="normal" style:font-size-complex="12pt" style:font-weight-complex="normal"/>
    </style:style>
    <style:style style:name="T19" style:family="text">
      <style:text-properties fo:font-variant="normal" fo:text-transform="none" style:use-window-font-color="true" style:font-name="Carlito"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style:use-window-font-color="true" style:font-name="Carlito" fo:font-size="12pt" fo:letter-spacing="normal" fo:font-style="normal" fo:font-weight="bold" style:font-size-asian="12pt" style:font-weight-asian="bold" style:font-size-complex="12pt" style:font-weight-complex="bold" loext:padding="0cm" loext:border="none"/>
    </style:style>
    <style:style style:name="T21" style:family="text">
      <style:text-properties fo:font-variant="normal" fo:text-transform="none" style:use-window-font-color="true" style:font-name="Carlito" fo:font-size="12pt" fo:letter-spacing="normal" fo:font-style="normal" fo:font-weight="bold" officeooo:rsid="001d7a40" style:font-size-asian="12pt" style:font-weight-asian="bold" style:font-size-complex="12pt" style:font-weight-complex="bold"/>
    </style:style>
    <style:style style:name="T22" style:family="text">
      <style:text-properties fo:font-variant="normal" fo:text-transform="none" style:use-window-font-color="true" style:font-name="Carlito" fo:font-size="12pt" fo:letter-spacing="normal" fo:font-style="normal" fo:font-weight="bold" officeooo:rsid="001984fe" style:font-size-asian="12pt" style:font-weight-asian="bold" style:font-size-complex="12pt" style:font-weight-complex="bold"/>
    </style:style>
    <style:style style:name="T23" style:family="text">
      <style:text-properties fo:font-variant="normal" fo:text-transform="none" style:use-window-font-color="true" style:font-name="Carlito" fo:font-size="12pt" fo:letter-spacing="normal" fo:font-style="normal" fo:font-weight="bold" officeooo:rsid="0019fe4e" style:font-size-asian="12pt" style:font-weight-asian="bold" style:font-size-complex="12pt" style:font-weight-complex="bold"/>
    </style:style>
    <style:style style:name="T24" style:family="text">
      <style:text-properties fo:font-variant="normal" fo:text-transform="none" style:use-window-font-color="true" style:font-name="Carlito" fo:font-size="12pt" fo:letter-spacing="normal" fo:font-style="normal" fo:font-weight="bold" officeooo:rsid="001e367f" style:font-size-asian="12pt" style:font-weight-asian="bold" style:font-size-complex="12pt" style:font-weight-complex="bold"/>
    </style:style>
    <style:style style:name="T25" style:family="text">
      <style:text-properties fo:font-variant="normal" fo:text-transform="none" style:use-window-font-color="true" style:font-name="Carlito" fo:font-size="12pt" fo:letter-spacing="normal" fo:font-style="normal" style:text-underline-style="none" fo:font-weight="normal" officeooo:rsid="0019fe4e" style:font-size-asian="12pt" style:font-weight-asian="normal" style:font-size-complex="12pt" style:font-weight-complex="normal" loext:padding="0cm" loext:border="none"/>
    </style:style>
    <style:style style:name="T26" style:family="text">
      <style:text-properties fo:font-variant="normal" fo:text-transform="none" style:use-window-font-color="true" style:text-line-through-style="none" style:text-line-through-type="none" style:font-name="Carlito" fo:font-size="12pt" fo:letter-spacing="normal" fo:font-style="normal" style:text-underline-style="none" fo:font-weight="normal" officeooo:rsid="00232135" style:text-blinking="false" fo:background-color="#ffffff" loext:char-shading-value="0" style:font-size-asian="12pt" style:font-size-complex="12pt"/>
    </style:style>
    <style:style style:name="T27"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use-window-font-color="true" style:text-line-through-style="none" style:text-line-through-type="none" fo:letter-spacing="normal" fo:font-style="normal" style:text-underline-style="none" fo:font-weight="normal" officeooo:rsid="00232135" style:text-blinking="false" fo:background-color="#ffffff" loext:char-shading-value="0"/>
    </style:style>
    <style:style style:name="T29" style:family="text">
      <style:text-properties fo:font-variant="normal" fo:text-transform="none" style:use-window-font-color="true" style:text-line-through-style="none" style:text-line-through-type="none" fo:letter-spacing="normal" fo:font-style="normal" style:text-underline-style="none" fo:font-weight="normal" officeooo:rsid="0024e407" style:text-blinking="false" fo:background-color="#ffffff" loext:char-shading-value="0"/>
    </style:style>
    <style:style style:name="T30" style:family="text">
      <style:text-properties fo:font-variant="normal" fo:text-transform="none" style:use-window-font-color="true" style:text-line-through-style="none" style:text-line-through-type="none" fo:letter-spacing="normal" fo:font-style="normal" style:text-underline-style="none" fo:font-weight="normal" officeooo:rsid="0025bf3f" style:text-blinking="false" fo:background-color="#ffffff" loext:char-shading-value="0"/>
    </style:style>
    <style:style style:name="T31" style:family="text">
      <style:text-properties fo:font-variant="normal" fo:text-transform="none" style:use-window-font-color="true" style:text-line-through-style="none" style:text-line-through-type="none" fo:letter-spacing="normal" fo:font-style="normal" style:text-underline-style="none" fo:font-weight="normal" officeooo:rsid="002a2605" style:text-blinking="false" fo:background-color="#ffffff" loext:char-shading-value="0"/>
    </style:style>
    <style:style style:name="T32"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size-asian="12pt" style:font-size-complex="12pt"/>
    </style:style>
    <style:style style:name="T33" style:family="text">
      <style:text-properties fo:font-variant="normal" fo:text-transform="none" style:use-window-font-color="true" style:text-line-through-style="none" style:text-line-through-type="none" fo:letter-spacing="normal" fo:font-style="normal" style:text-underline-style="none" fo:font-weight="normal" officeooo:rsid="002a2605" style:text-blinking="false" fo:background-color="#ffffff" loext:char-shading-value="0" style:font-size-asian="12pt" style:font-size-complex="12pt"/>
    </style:style>
    <style:style style:name="T34" style:family="text">
      <style:text-properties fo:font-variant="normal" fo:text-transform="none" style:use-window-font-color="true" style:text-line-through-style="none" style:text-line-through-type="none" fo:letter-spacing="normal" fo:font-style="normal" style:text-underline-style="none" fo:font-weight="normal" officeooo:rsid="00360b73" style:text-blinking="false" fo:background-color="#ffffff" loext:char-shading-value="0" style:font-size-asian="12pt" style:font-size-complex="12pt"/>
    </style:style>
    <style:style style:name="T35" style:family="text">
      <style:text-properties fo:font-variant="normal" fo:text-transform="none" style:use-window-font-color="true" style:text-line-through-style="none" style:text-line-through-type="none" fo:letter-spacing="normal" fo:font-style="normal" style:text-underline-style="none" fo:font-weight="normal" officeooo:rsid="0037a4f7" style:text-blinking="false" fo:background-color="#ffffff" loext:char-shading-value="0" style:font-size-asian="12pt" style:font-size-complex="12pt"/>
    </style:style>
    <style:style style:name="T36" style:family="text">
      <style:text-properties fo:font-variant="normal" fo:text-transform="none" style:use-window-font-color="true" style:text-line-through-style="none" style:text-line-through-type="none" fo:letter-spacing="normal" fo:font-style="normal" style:text-underline-style="none" fo:font-weight="bold" style:text-blinking="false" fo:background-color="#ffffff" loext:char-shading-value="0" style:font-weight-asian="bold" style:font-weight-complex="bold"/>
    </style:style>
    <style:style style:name="T37" style:family="text">
      <style:text-properties fo:font-variant="normal" fo:text-transform="none" style:use-window-font-color="true" style:text-line-through-style="none" style:text-line-through-type="none" fo:letter-spacing="normal" fo:font-style="normal" style:text-underline-style="none" fo:font-weight="bold" officeooo:rsid="0024e407" style:text-blinking="false" fo:background-color="#ffffff" loext:char-shading-value="0" style:font-weight-asian="bold" style:font-weight-complex="bold"/>
    </style:style>
    <style:style style:name="T38" style:family="text">
      <style:text-properties fo:font-variant="normal" fo:text-transform="none" style:use-window-font-color="true" style:text-line-through-style="none" style:text-line-through-type="none" fo:letter-spacing="normal" fo:font-style="normal" style:text-underline-style="none" fo:font-weight="bold" officeooo:rsid="002a2605" style:text-blinking="false" fo:background-color="#ffffff" loext:char-shading-value="0" style:font-weight-asian="bold" style:font-weight-complex="bold"/>
    </style:style>
    <style:style style:name="T39" style:family="text">
      <style:text-properties fo:font-variant="normal" fo:text-transform="none" style:use-window-font-color="true" style:text-line-through-style="none" style:text-line-through-type="none"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40" style:family="text">
      <style:text-properties fo:font-variant="normal" fo:text-transform="none" style:use-window-font-color="true" style:text-line-through-style="none" style:text-line-through-type="none" fo:letter-spacing="normal" fo:font-style="normal" style:text-underline-style="none" fo:font-weight="bold" officeooo:rsid="002a2605" style:text-blinking="false" fo:background-color="#ffffff" loext:char-shading-value="0" style:font-size-asian="12pt" style:font-weight-asian="bold" style:font-size-complex="12pt" style:font-weight-complex="bold"/>
    </style:style>
    <style:style style:name="T41" style:family="text">
      <style:text-properties fo:font-variant="normal" fo:text-transform="none" fo:color="#222222" style:text-line-through-style="none" style:text-line-through-type="none" style:font-name="Carlito" fo:font-size="12pt" fo:letter-spacing="normal" fo:font-style="normal" style:text-underline-style="none" fo:font-weight="normal" officeooo:rsid="00232135" style:text-blinking="false" fo:background-color="#ffffff" loext:char-shading-value="0" style:font-size-asian="12pt" style:font-size-complex="12pt"/>
    </style:style>
    <style:style style:name="T42" style:family="text">
      <style:text-properties fo:font-variant="normal" fo:text-transform="none" fo:color="#222222" style:font-name="Carlito" fo:font-size="12pt" fo:letter-spacing="normal" fo:font-style="normal" fo:font-weight="normal" officeooo:rsid="00232135" style:font-size-asian="12pt" style:font-size-complex="12pt"/>
    </style:style>
    <style:style style:name="T43" style:family="text">
      <style:text-properties fo:font-variant="normal" fo:text-transform="none" fo:color="#333333" style:font-name="Carlito"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style:font-name="Carlito" fo:font-size="12pt" fo:letter-spacing="normal" fo:font-style="normal" fo:font-weight="normal" style:font-size-asian="12pt" style:font-weight-asian="normal" style:font-size-complex="12pt" style:font-weight-complex="normal"/>
    </style:style>
    <style:style style:name="T45" style:family="text">
      <style:text-properties fo:font-weight="bold" style:font-weight-asian="bold" style:font-weight-complex="bold"/>
    </style:style>
    <style:style style:name="T46" style:family="text">
      <style:text-properties fo:font-weight="bold" officeooo:rsid="0014749e" style:font-size-asian="12pt" style:font-weight-asian="bold" style:font-size-complex="12pt" style:font-weight-complex="bold"/>
    </style:style>
    <style:style style:name="T47" style:family="text">
      <style:text-properties fo:font-weight="bold" officeooo:rsid="002c5c51" style:font-size-asian="12pt" style:font-weight-asian="bold" style:font-size-complex="12pt" style:font-weight-complex="bold"/>
    </style:style>
    <style:style style:name="T48" style:family="text">
      <style:text-properties officeooo:rsid="0014749e" style:font-size-asian="12pt" style:font-weight-asian="normal" style:font-size-complex="12pt" style:font-weight-complex="normal"/>
    </style:style>
    <style:style style:name="T49" style:family="text">
      <style:text-properties officeooo:rsid="002c5c51" style:font-size-asian="12pt" style:font-weight-asian="normal" style:font-size-complex="12pt" style:font-weight-complex="normal"/>
    </style:style>
    <style:style style:name="T50" style:family="text">
      <style:text-properties officeooo:rsid="001fc9c9"/>
    </style:style>
    <style:style style:name="T51" style:family="text">
      <style:text-properties style:use-window-font-color="true" style:font-name="Carlito" fo:font-size="12pt" fo:font-weight="normal" officeooo:rsid="001ec76d" style:font-size-asian="12pt" style:font-weight-asian="normal" style:font-size-complex="12pt" style:font-weight-complex="normal"/>
    </style:style>
    <style:style style:name="T52" style:family="text">
      <style:text-properties style:use-window-font-color="true" style:font-name="Carlito" fo:font-size="12pt" fo:font-weight="normal" officeooo:rsid="00232135" style:font-size-asian="12pt" style:font-weight-asian="normal" style:font-size-complex="12pt" style:font-weight-complex="normal"/>
    </style:style>
    <style:style style:name="T53" style:family="text">
      <style:text-properties style:use-window-font-color="true" style:font-name="Carlito" fo:font-size="12pt" fo:font-weight="normal" style:font-size-asian="12pt" style:font-weight-asian="normal" style:font-size-complex="12pt" style:font-weight-complex="normal" loext:padding="0cm" loext:border="none"/>
    </style:style>
    <style:style style:name="T54" style:family="text">
      <style:text-properties style:font-name="Carlito" fo:font-size="12pt" fo:font-weight="normal" officeooo:rsid="001e367f" style:font-size-asian="12pt" style:font-weight-asian="normal" style:font-size-complex="12pt" style:font-weight-complex="normal"/>
    </style:style>
    <style:style style:name="T55" style:family="text">
      <style:text-properties style:font-name="Carlito" fo:font-size="12pt" fo:font-weight="normal" style:font-size-asian="12pt" style:font-weight-asian="normal" style:font-size-complex="12pt" style:font-weight-complex="normal" loext:padding="0cm" loext:border="none"/>
    </style:style>
    <style:style style:name="T56" style:family="text">
      <style:text-properties style:font-name="Carlito" fo:font-size="12pt" fo:font-weight="bold" officeooo:rsid="001e367f" style:font-size-asian="12pt" style:font-weight-asian="bold" style:font-size-complex="12pt" style:font-weight-complex="bold"/>
    </style:style>
    <style:style style:name="T57" style:family="text">
      <style:text-properties officeooo:rsid="0028c44c"/>
    </style:style>
    <text:list-style style:name="L1">
      <text:list-level-style-bullet text:level="1" text:bullet-char="•">
        <style:list-level-properties text:list-level-position-and-space-mode="label-alignment">
          <style:list-level-label-alignment text:label-followed-by="listtab" text:list-tab-stop-position="0.801cm" fo:text-indent="-0.166cm" fo:margin-left="0.801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SWITCH GESTIBILI E NON GESTIBILI</text:p>
      <text:p text:style-name="P3"/>
      <text:p text:style-name="P13"><text:span text:style-name="T54">Lo </text:span><text:span text:style-name="T56">switch</text:span><text:span text:style-name="T54"> è un apparato di rete di livello 2 nel modello ISO-OSI</text:span><text:span text:style-name="T51">, </text:span><text:span text:style-name="T52">che è uno </text:span><text:a xlink:type="simple" xlink:href="https://it.wikipedia.org/wiki/Standard_(informatica)" text:style-name="Internet_20_link" text:visited-style-name="Visited_20_Internet_20_Link"><text:span text:style-name="T26">standard</text:span></text:a><text:span text:style-name="T41"> </text:span><text:span text:style-name="T42">per la progettazione delle reti informatiche stabilito nel </text:span><text:span text:style-name="T26">1984 </text:span><text:span text:style-name="T41">dall'</text:span><text:span text:style-name="T26">International Organization for Standardization </text:span><text:span text:style-name="T41">(ISO), il principale ente di standardizzazione internazionale, e che prevede una struttura a strati composta di 7 livelli</text:span><text:span text:style-name="T26">.</text:span></text:p>
      <text:p text:style-name="P7"><text:span text:style-name="T28">C</text:span><text:span text:style-name="T29">ome l’</text:span><text:span text:style-name="T37">hub</text:span><text:span text:style-name="T29"> (apparato di livello 1), lo </text:span><text:span text:style-name="T37">switch</text:span><text:span text:style-name="T29"> è usato per lo scambio di dati all’interno di una rete locale (detta </text:span><text:span text:style-name="T37">LAN</text:span><text:span text:style-name="T29">) e consiste in un dispositivo che possiede diverse “</text:span><text:span text:style-name="T37">porte</text:span><text:span text:style-name="T29">” che accettano connessioni </text:span><text:span text:style-name="T37">Ethernet</text:span><text:span text:style-name="T29"> (</text:span><text:span text:style-name="T27">un insieme di tecnologie che permette la trasmissione di dati in una rete LAN</text:span><text:span text:style-name="T29">) e che, tramite appositi cavi, permettono ai dispositivi collegati (computer, stampanti, </text:span><text:span text:style-name="T30">ecc.</text:span><text:span text:style-name="T29">) di comunicare tra loro.</text:span></text:p>
      <text:p text:style-name="P8"><text:span text:style-name="T29">A </text:span><text:span text:style-name="T27">differenza dell’hub, che è un mero </text:span><text:span text:style-name="T36">ripetitore passivo</text:span><text:span text:style-name="T27"> del segnale, lo </text:span><text:span text:style-name="T36">switch</text:span><text:span text:style-name="T27"> è “intelligente”, cioè può letteralmente imparare gli </text:span><text:span text:style-name="T36">indirizzi fisici</text:span><text:span text:style-name="T27"> (indirizzi </text:span><text:span text:style-name="T36">MAC</text:span><text:span text:style-name="T27">) dei dispositivi che gli sono connessi, tenendone traccia in una tabella simile a questa:</text:span></text:p>
      <table:table table:name="Tabella1" table:style-name="Tabella1">
        <table:table-column table:style-name="Tabella1.A"/>
        <table:table-column table:style-name="Tabella1.B"/>
        <table:table-row>
          <table:table-cell table:style-name="Tabella1.A1" office:value-type="string">
            <text:p text:style-name="P22">MAC ADDRESS (indirizzo MAC)</text:p>
          </table:table-cell>
          <table:table-cell table:style-name="Tabella1.B1" office:value-type="string">
            <text:p text:style-name="P22">MATCHING PORT (porta corrispondente)</text:p>
          </table:table-cell>
        </table:table-row>
        <table:table-row>
          <table:table-cell table:style-name="Tabella1.A6" office:value-type="string">
            <text:p text:style-name="P24">00:A0:C9:14:C8:29</text:p>
          </table:table-cell>
          <table:table-cell table:style-name="Tabella1.B6" office:value-type="string">
            <text:p text:style-name="P23">2</text:p>
          </table:table-cell>
        </table:table-row>
        <table:table-row>
          <table:table-cell table:style-name="Tabella1.A6" office:value-type="string">
            <text:p text:style-name="P18"><text:span text:style-name="T9">00:14:22:</text:span><text:span text:style-name="Strong_20_Emphasis"><text:span text:style-name="T53">01:23:45</text:span></text:span></text:p>
          </table:table-cell>
          <table:table-cell table:style-name="Tabella1.B6" office:value-type="string">
            <text:p text:style-name="P23">5</text:p>
          </table:table-cell>
        </table:table-row>
        <table:table-row>
          <table:table-cell table:style-name="Tabella1.A6" office:value-type="string">
            <text:p text:style-name="P25">00:04:DC:<text:span text:style-name="T57">67:89:01</text:span></text:p>
          </table:table-cell>
          <table:table-cell table:style-name="Tabella1.B6" office:value-type="string">
            <text:p text:style-name="P23">1</text:p>
          </table:table-cell>
        </table:table-row>
        <table:table-row>
          <table:table-cell table:style-name="Tabella1.A6" office:value-type="string">
            <text:p text:style-name="P25">00:40:96:<text:span text:style-name="T57">23:45:67</text:span></text:p>
          </table:table-cell>
          <table:table-cell table:style-name="Tabella1.B6" office:value-type="string">
            <text:p text:style-name="P23">4</text:p>
          </table:table-cell>
        </table:table-row>
        <table:table-row>
          <table:table-cell table:style-name="Tabella1.A6" office:value-type="string">
            <text:p text:style-name="P25">00:30:BD:<text:span text:style-name="T57">89:01:23</text:span></text:p>
          </table:table-cell>
          <table:table-cell table:style-name="Tabella1.B6" office:value-type="string">
            <text:p text:style-name="P23">3</text:p>
          </table:table-cell>
        </table:table-row>
      </table:table>
      <text:p text:style-name="P8"/>
      <text:p text:style-name="P9"><text:span text:style-name="T27">Pertanto, quando un pacchetto di dati viene inviato ad uno </text:span><text:span text:style-name="T36">switch</text:span><text:span text:style-name="T27">, esso viene rediretto </text:span><text:span text:style-name="T36">esclusivamente</text:span><text:span text:style-name="T27"> alla porta di destinazione che corrisponde all’indirizzo MAC del dispositivo a cui il pacchetto è indirizzato, mentre l’hub semplicemente lo ritrasmetterebbe ad ogni porta, senza distinzioni, </text:span><text:span text:style-name="T31">restringendo notevolmente la larghezza di banda; gli </text:span><text:span text:style-name="T38">switch</text:span><text:span text:style-name="T31">, riducendo il traffico non necessario sulla rete, sono dunque preferibili agli hub.</text:span></text:p>
      <text:p text:style-name="P10"><text:span text:style-name="T33">Un altro vantaggio dello </text:span><text:span text:style-name="T40">switch</text:span><text:span text:style-name="T33">, è la </text:span><text:span text:style-name="T39">micro</text:span><text:span text:style-name="T40">-</text:span><text:span text:style-name="T39">segmentazione</text:span><text:span text:style-name="T32"> </text:span><text:span text:style-name="T33">con </text:span><text:span text:style-name="T32">l'opportunità di definire </text:span><text:span text:style-name="T39">reti virtuali</text:span><text:span text:style-name="T32">,o </text:span><text:span text:style-name="T39">VLAN</text:span><text:span text:style-name="T32">. La micro</text:span><text:span text:style-name="T33">-</text:span><text:span text:style-name="T32">segmentazione consiste nella possibilità di avere sullo stesso switch più comunicazioni in contemporanea tra coppi</text:span><text:span text:style-name="T33">e</text:span><text:span text:style-name="T32"> diverse di host.</text:span><text:span text:style-name="T33"> Una VLAN è una modalità per far comunicare host che fisicamente risiedono su reti diverse come se appartenessero alla stessa rete. </text:span><text:span text:style-name="T34">È</text:span><text:span text:style-name="T33"> una tecnica utile quando ad esempio persone appartenenti allo stesso gruppo di lavoro che accedono a host </text:span><text:span text:style-name="T40">fisicamente connessi a reti diverse</text:span><text:span text:style-name="T33"> comunicano tra loro come se appartenessero allo stesso segmento fisico di rete.</text:span></text:p>
      <text:p text:style-name="P11"><text:span text:style-name="T33">L</text:span><text:span text:style-name="T32">o </text:span><text:span text:style-name="T39">switch</text:span><text:span text:style-name="T32"> è </text:span><text:span text:style-name="T35">anche </text:span><text:span text:style-name="T32">in grado di </text:span><text:span text:style-name="T39">ottimizzare il traffico dati</text:span><text:span text:style-name="T32"> e può essere configurato (</text:span><text:span text:style-name="T39">switch gestibile</text:span><text:span text:style-name="T32">) a far comunicare o meno le porte le une con le altre; ad esempio, qualche macchina (o meglio, la sua scheda di rete) può essere abilitata a navigare in Internet e qualcun’altra no.</text:span></text:p>
      <text:p text:style-name="P5">A volte nelle reti aziendali, per motivi soprattutto economici, vengono utilizzati apparati inadatti (che <text:span text:style-name="T50">invece </text:span>sarebbero <text:span text:style-name="T50">sufficienti</text:span> per una piccola rete domestica).</text:p>
      <text:p text:style-name="P6"><text:span text:style-name="T48">È questo il tipico caso degli </text:span><text:span text:style-name="T46">switch </text:span><text:span text:style-name="T47">non gestibili</text:span><text:span text:style-name="T49"> </text:span><text:span text:style-name="T48">che, meno raramente di quanto si potrebbe pensare, si trovano utilizzati nelle reti aziendali per fare da “tappabuchi” </text:span><text:span text:style-name="T2">per soddisfare un’esigenza immediata, come ad esempio la necessità di avere a disposizione velocemente una o più porte in </text:span><text:soft-page-break/><text:span text:style-name="T2">posti non abbastanza serviti dall’infrastruttura esistente. Per evitare di tirare ulteriori cavi dallo </text:span><text:span text:style-name="T4">switch </text:span><text:span text:style-name="T5">gestibile</text:span><text:span text:style-name="T2"> più vicino, o più facilmente per non affrontare una spesa ancor maggiore per l’acquisto di un nuovo switch adatto ad una azienda, </text:span><text:span text:style-name="T3">si preferisce ripiegare su questo tipo di apparecchi</text:span><text:span text:style-name="T2">.</text:span></text:p>
      <text:p text:style-name="P4"><text:span text:style-name="T6">Purtroppo questo tipo di approccio risulta spesso unito ad una </text:span><text:span text:style-name="Strong_20_Emphasis"><text:span text:style-name="T8">scarsa consapevolezza </text:span></text:span><text:span text:style-name="T6">riguardo al tipo di impatto che l’utilizzo di apparecchi non idonei può avere su una rete aziendale; </text:span><text:span text:style-name="T7">ciò può portare al verificarsi di un serio problema a partire da una banale azione compiuta da un dipendente poco preparato in campo informatico ed inconsapevole delle conseguenze.</text:span></text:p>
      <text:p text:style-name="P12"><text:span text:style-name="T10">Tipico esempio è quello dell’impiegato annoiato che, giocherellando con un cavo di rete, </text:span><text:span text:style-name="T11">ne inserisce le due estremità (i due connettori </text:span><text:span text:style-name="T22">RJ-45</text:span><text:span text:style-name="T11">) in due porte libere dello stesso switch “casalingo” </text:span><text:span text:style-name="T18">non gestibile</text:span><text:span text:style-name="T11">, provocando così la formazione di un </text:span><text:span text:style-name="T22">loop infinito</text:span><text:span text:style-name="T11"> </text:span><text:span text:style-name="T12">all’interno della rete che la fa congestionare di pacchetti di dati inutili. Questo flusso continuo di dati, basato sulla stessa modalità di funzionamento del protocollo </text:span><text:a xlink:type="simple" xlink:href="http://it.wikipedia.org/wiki/Ethernet" office:target-frame-name="_blank" xlink:show="new" text:style-name="Internet_20_link" text:visited-style-name="Visited_20_Internet_20_Link"><text:span text:style-name="Strong_20_Emphasis"><text:span text:style-name="T25">Ethernet</text:span></text:span></text:a><text:span text:style-name="T12">, porta ben presto all’</text:span><text:span text:style-name="T23">esaurimento della larghezza di banda disponibile</text:span><text:span text:style-name="T12"> e, di conseguenza, al </text:span><text:span text:style-name="Strong_20_Emphasis"><text:span text:style-name="T13">calo drastico delle performance </text:span></text:span><text:span text:style-name="T12">dell’intera rete.</text:span></text:p>
      <text:p text:style-name="P16">Ciò accade perché gli switch economici non supportano le tecnologie adatte a gestire i loop come il protocollo <text:span text:style-name="T45">Spanning Tree</text:span>, che riesce a prevedere potenziali criticità ad esempio bloccando precise interfacce non appena un loop viene individuato.</text:p>
      <text:p text:style-name="P15"><text:span text:style-name="T9">Oltre a non supportare gran parte dei protocolli più evoluti delle reti, gli switch “</text:span><text:span text:style-name="T15">casalinghi”</text:span><text:span text:style-name="T9"> </text:span><text:span text:style-name="T19">non</text:span><text:span text:style-name="T9"> sono </text:span><text:span text:style-name="Strong_20_Emphasis"><text:span text:style-name="T20">gestibili</text:span></text:span><text:span text:style-name="Strong_20_Emphasis"><text:span text:style-name="T14"> </text:span></text:span><text:span text:style-name="T9">o non sono comunque in grado di mandare segnalazioni o allarmi.</text:span></text:p>
      <text:p text:style-name="P14"><text:span text:style-name="T17">Esistono fortunatamente </text:span><text:span text:style-name="T21">switch gestibili</text:span><text:span text:style-name="T17">, più costosi </text:span><text:span text:style-name="T16">ma più performanti, che offrono tra gli altri il servizio di monitoraggio dello stato delle connessioni. La loro installazione richiede un po' più di tempo rispetto agli switch non gestiti, che di solito sono </text:span><text:span text:style-name="T24">plug-and-play</text:span><text:span text:style-name="T16">. Gli switch gestiti hanno </text:span><text:span text:style-name="T24">console accessibili in remoto</text:span><text:span text:style-name="T16"> (tipicamente con un’interfaccia Web) che permettono di aprire o chiudere le porte a seconda delle esigenze.</text:span></text:p>
      <text:p text:style-name="P17"><text:span text:style-name="T16">U</text:span><text:span text:style-name="T9">na delle operazioni che gli </text:span><text:span text:style-name="T19">switch</text:span><text:span text:style-name="T9"> non sono in grado di compiere è comunicare con la rete esterna, cioè con l’Internet, poiché non sono in grado di <text:s/>leggere gli </text:span><text:span text:style-name="T19">indirizzi logici</text:span><text:span text:style-name="T9"> (indirizzi </text:span><text:span text:style-name="T19">IP</text:span><text:span text:style-name="T9">) dei dispositivi connesi; per fare ciò serve un altro apparato di rete: il </text:span><text:span text:style-name="T19">router</text:span><text:span text:style-name="T9">.</text:span></text:p>
      <text:p text:style-name="P19">Possiamo quindi dire che:</text:p>
      <text:list xml:id="list5202241085032692372" text:style-name="L1">
        <text:list-item>
          <text:p text:style-name="P20"><text:span text:style-name="T19">SWITCH</text:span><text:span text:style-name="T9"> (e HUB) servono per </text:span><text:span text:style-name="T19">CREARE</text:span><text:span text:style-name="T9"> RETI;</text:span></text:p>
        </text:list-item>
        <text:list-item>
          <text:p text:style-name="P21"><text:span text:style-name="T9">i </text:span><text:span text:style-name="T19">ROUTER</text:span><text:span text:style-name="T9"> servono per </text:span><text:span text:style-name="T19">CONNETTERE</text:span><text:span text:style-name="T9"> RE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arlito" svg:font-family="Carli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arlito" officeooo:rsid="0014749e" officeooo:paragraph-rsid="00202734"/>
    </style:style>
    <style:style style:name="MT1" style:family="text">
      <style:text-properties officeooo:rsid="0020273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lessandra ARDISSONE –<text:span text:style-name="MT1"> TSS 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1:25:48.347672285</meta:creation-date>
    <dc:date>2019-02-27T10:50:55.425305834</dc:date>
    <meta:editing-duration>PT5H30M53S</meta:editing-duration>
    <meta:editing-cycles>33</meta:editing-cycles>
    <meta:generator>LibreOffice/5.2.7.2$Linux_X86_64 LibreOffice_project/20m0$Build-2</meta:generator>
    <meta:document-statistic meta:table-count="1" meta:image-count="0" meta:object-count="0" meta:page-count="2" meta:paragraph-count="31" meta:word-count="831" meta:character-count="5484" meta:non-whitespace-character-count="4684"/>
  </office:meta>
</office:document-meta>
</file>